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0b19" officeooo:paragraph-rsid="000f0b19"/>
    </style:style>
    <style:style style:name="P2" style:family="paragraph" style:parent-style-name="Standard">
      <style:text-properties officeooo:rsid="00116e2f" officeooo:paragraph-rsid="00116e2f"/>
    </style:style>
    <style:style style:name="P3" style:family="paragraph" style:parent-style-name="Standard">
      <style:text-properties officeooo:rsid="000f0b19" officeooo:paragraph-rsid="000f0b19"/>
    </style:style>
    <style:style style:name="P4" style:family="paragraph" style:parent-style-name="Standard">
      <style:text-properties officeooo:rsid="00116e2f" officeooo:paragraph-rsid="00147e8e"/>
    </style:style>
    <style:style style:name="P5" style:family="paragraph" style:parent-style-name="Text_20_body">
      <style:text-properties officeooo:rsid="00116e2f" officeooo:paragraph-rsid="00147e8e"/>
    </style:style>
    <style:style style:name="P6" style:family="paragraph" style:parent-style-name="Text_20_body">
      <style:paragraph-properties fo:text-align="justify" style:justify-single-word="false"/>
      <style:text-properties officeooo:rsid="00116e2f" officeooo:paragraph-rsid="00147e8e"/>
    </style:style>
    <style:style style:name="P7" style:family="paragraph" style:parent-style-name="Text_20_body">
      <style:text-properties officeooo:rsid="00147e8e" officeooo:paragraph-rsid="00147e8e"/>
    </style:style>
    <style:style style:name="P8" style:family="paragraph" style:parent-style-name="Text_20_body">
      <style:paragraph-properties fo:text-align="justify" style:justify-single-word="false"/>
    </style:style>
    <style:style style:name="T1" style:family="text">
      <style:text-properties officeooo:rsid="000f87b7"/>
    </style:style>
    <style:style style:name="T2" style:family="text">
      <style:text-properties officeooo:rsid="00116e2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cientific Summary : </text:p>
      <text:p text:style-name="P5"/>
      <text:p text:style-name="P6">The study investigated the effectiveness of using a social robot to teach English vocabulary as a foreign language to Dutch-speaking children, with particular attention to the effects of the robot’s physical presence and its use of iconic gestures. A total of 194 Dutch-speaking children aged 5 to 6 participated in the experiment. The intervention consisted of seven one-to-one lessons in which instruction was delivered through a tablet together with a NAO robot named Robin, which acted as a peer learner alongside the child. Across the lessons, 34 English target words were introduced.</text:p>
      <text:p text:style-name="P8">To examine the specific contributions of the robot and its gestures, the researchers designed four experimental conditions: a robot condition with gestures, a robot condition without gestures, a tablet-only condition, and a control condition in which children interacted with the robot but did not receive language instruction. The findings showed that children were able to successfully learn English vocabulary when the robot functioned as a tutor, and this condition performed significantly better than the control condition. However, no significant differences in vocabulary gains were found between the robot-supported and tablet-only conditions. In addition, the use of iconic gestures did not produce a measurable benefit for word retention, despite prior studies suggesting that such gestures could enhance language learning. The results also indicated that children with stronger prior vocabulary knowledge in their native Dutch learned more English words.</text:p>
      <text:p text:style-name="P8">The authors suggested that the tablet may have dominated children’s attention, thereby reducing the potential added value of the robot’s physical embodiment. In particular, children appeared to focus more on the screen than on the robot, which was positioned at a 90-degree viewing angle. This may explain why neither the robot’s physical presence nor its iconic gestures produced stronger learning effects than the tablet alone.</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22T14:13:06.947572451</meta:creation-date>
    <dc:date>2026-04-23T22:35:40.121049620</dc:date>
    <meta:editing-duration>PT7M54S</meta:editing-duration>
    <meta:editing-cycles>3</meta:editing-cycles>
    <meta:generator>LibreOffice/7.3.7.2$Linux_X86_64 LibreOffice_project/30$Build-2</meta:generator>
    <meta:document-statistic meta:table-count="0" meta:image-count="0" meta:object-count="0" meta:page-count="1" meta:paragraph-count="4" meta:word-count="297" meta:character-count="2004" meta:non-whitespace-character-count="1710"/>
  </office:meta>
</office:document-meta>
</file>